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evaluation metrics</text:p>
          </table:table-cell>
        </table:table-row>
        <table:table-row table:style-name="ro3">
          <table:table-cell table:style-name="ce19" office:value-type="date" office:date-value="2025-03-26" calcext:value-type="date">
            <text:p>2025-03-2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Analyzed dataset</text:p>
          </table:table-cell>
        </table:table-row>
        <table:table-row table:style-name="ro3">
          <table:table-cell table:style-name="ce19" office:value-type="date" office:date-value="2025-03-29" calcext:value-type="date">
            <text:p>2025-03-2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Added Jupyter Notebook; Explored road graph; Studied across-region merging, as well as region partitioning</text:p>
          </table:table-cell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 office:value-type="float" office:value="4.75" calcext:value-type="float">
            <text:p>4.75</text:p>
          </table:table-cell>
          <table:table-cell table:style-name="ce8" office:value-type="string" calcext:value-type="string">
            <text:p>Explored region partitioning (Kmeans)</text:p>
          </table:table-cell>
        </table:table-row>
        <table:table-row table:style-name="ro4">
          <table:table-cell table:style-name="ce19" office:value-type="date" office:date-value="2025-03-31" calcext:value-type="date">
            <text:p>2025-03-3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urther explored region partitioning; Started splitting up dataset; Studied region partitioning and across-region merging</text:p>
          </table:table-cell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reverse-engineering GPS coordinates</text:p>
          </table:table-cell>
        </table:table-row>
        <table:table-row table:style-name="ro4">
          <table:table-cell table:style-name="ce19" office:value-type="date" office:date-value="2025-04-02" calcext:value-type="date">
            <text:p>2025-04-0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Further tried reverse-engineering GPS coordinates; Studied across-region algorithm; Further explored dataset (in particular connectivity)</text:p>
          </table:table-cell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91.25" calcext:value-type="float">
            <text:p>91.25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40131578947368" calcext:value-type="float">
            <text:p>2.40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21:00:30.392387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02T21:01:54.552947666</dc:date>
    <meta:editing-duration>PT30M28S</meta:editing-duration>
    <meta:editing-cycles>37</meta:editing-cycles>
    <meta:generator>LibreOffice/24.8.6.2$Linux_X86_64 LibreOffice_project/d50be90c1d90f0f90a5235ffcbbafbbfa38a83c2</meta:generator>
    <meta:document-statistic meta:table-count="1" meta:cell-count="205" meta:object-count="0"/>
  </office:meta>
</office:document-meta>
</file>